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Symmetric_20_Arrow" draw:marker-end-width="0.203cm" draw:fill-color="#ffcc99" draw:textarea-horizontal-align="center" draw:textarea-vertical-align="top"/>
    </style:style>
    <style:style style:name="gr2" style:family="graphic" style:parent-style-name="standard">
      <style:graphic-properties draw:marker-end="Symmetric_20_Arrow" draw:marker-end-width="0.203cm" draw:fill-color="#cccccc" draw:textarea-horizontal-align="center" draw:textarea-vertical-align="top"/>
    </style:style>
    <style:style style:name="gr3" style:family="graphic" style:parent-style-name="standard">
      <style:graphic-properties draw:marker-end="Symmetric_20_Arrow" draw:marker-end-width="0.203cm" draw:fill-color="#ffffcc" draw:textarea-horizontal-align="center" draw:textarea-vertical-align="middle" draw:shadow="visible" draw:shadow-offset-x="0.051cm" draw:shadow-offset-y="0.051cm" draw:shadow-opacity="50%"/>
    </style:style>
    <style:style style:name="gr4" style:family="graphic" style:parent-style-name="standard">
      <style:graphic-properties draw:marker-end="Symmetric_20_Arrow" draw:marker-end-width="0.203cm" draw:fill-color="#ff8080" draw:textarea-horizontal-align="center" draw:textarea-vertical-align="middle" draw:shadow="visible" draw:shadow-offset-x="0.051cm" draw:shadow-offset-y="0.051cm" draw:shadow-opacity="50%"/>
    </style:style>
    <style:style style:name="gr5" style:family="graphic" style:parent-style-name="standard">
      <style:graphic-properties draw:marker-end="Symmetric_20_Arrow" draw:marker-end-width="0.203cm" draw:textarea-horizontal-align="center" draw:textarea-vertical-align="middle"/>
    </style:style>
    <style:style style:name="gr6" style:family="graphic" style:parent-style-name="standard">
      <style:graphic-properties draw:marker-end="Symmetric_20_Arrow" draw:marker-end-width="0.203cm" draw:textarea-horizontal-align="center" draw:textarea-vertical-align="middle"/>
    </style:style>
    <style:style style:name="gr7" style:family="graphic" style:parent-style-name="objectwithoutfill">
      <style:graphic-properties draw:marker-end="Symmetric_20_Arrow" draw:marker-end-width="0.20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145cm" svg:height="6.731cm" svg:x="1.381cm" svg:y="1.254cm">
          <text:p text:style-name="P1"><text:span text:style-name="T1">sequence</text:span></text:p>
        </draw:rect>
        <draw:rect draw:style-name="gr2" draw:text-style-name="P2" draw:layer="layout" svg:width="12.319cm" svg:height="5.461cm" svg:x="5.826cm" svg:y="1.889cm">
          <text:p text:style-name="P1"><text:span text:style-name="T1">exercise set</text:span></text:p>
        </draw:rect>
        <draw:rect draw:style-name="gr3" draw:text-style-name="P2" draw:layer="layout" svg:width="1.651cm" svg:height="0.635cm" svg:x="3.54cm" svg:y="3.159cm">
          <text:p text:style-name="P1"><text:span text:style-name="T1">lesson 2</text:span></text:p>
        </draw:rect>
        <draw:rect draw:style-name="gr4" draw:text-style-name="P2" draw:layer="layout" svg:width="1.651cm" svg:height="0.635cm" svg:x="7.731cm" svg:y="2.651cm">
          <text:p text:style-name="P1"><text:span text:style-name="T1">exercise 1</text:span></text:p>
        </draw:rect>
        <draw:rect draw:style-name="gr4" draw:text-style-name="P2" draw:layer="layout" svg:width="1.651cm" svg:height="0.635cm" svg:x="7.731cm" svg:y="3.54cm">
          <text:p text:style-name="P1"><text:span text:style-name="T1">exercise 2</text:span></text:p>
        </draw:rect>
        <draw:rect draw:style-name="gr1" draw:text-style-name="P2" draw:layer="layout" svg:width="4.572cm" svg:height="1.524cm" svg:x="12.303cm" svg:y="3.54cm">
          <text:p text:style-name="P1"><text:span text:style-name="T1">sequence</text:span></text:p>
        </draw:rect>
        <draw:rect draw:style-name="gr3" draw:text-style-name="P2" draw:layer="layout" svg:width="1.651cm" svg:height="0.635cm" svg:x="1.635cm" svg:y="3.159cm">
          <text:p text:style-name="P1"><text:span text:style-name="T1">lesson 1</text:span></text:p>
        </draw:rect>
        <draw:rect draw:style-name="gr3" draw:text-style-name="P2" draw:layer="layout" svg:width="1.651cm" svg:height="0.635cm" svg:x="14.97cm" svg:y="4.174cm">
          <text:p text:style-name="P1"><text:span text:style-name="T1">lesson 2</text:span></text:p>
        </draw:rect>
        <draw:rect draw:style-name="gr3" draw:text-style-name="P2" draw:layer="layout" svg:width="1.651cm" svg:height="0.635cm" svg:x="12.684cm" svg:y="4.174cm">
          <text:p text:style-name="P1"><text:span text:style-name="T1">lesson 1</text:span></text:p>
        </draw:rect>
        <draw:rect draw:style-name="gr3" draw:text-style-name="P2" draw:layer="layout" svg:width="1.651cm" svg:height="0.635cm" svg:x="12.685cm" svg:y="4.175cm">
          <text:p text:style-name="P1"><text:span text:style-name="T1">lesson 1</text:span></text:p>
        </draw:rect>
        <draw:rect draw:style-name="gr3" draw:text-style-name="P2" draw:layer="layout" svg:width="1.651cm" svg:height="0.635cm" svg:x="12.303cm" svg:y="5.572cm">
          <text:p text:style-name="P1"><text:span text:style-name="T1">lesson 2</text:span></text:p>
        </draw:rect>
        <draw:ellipse draw:style-name="gr5" draw:text-style-name="P3" draw:layer="layout" svg:width="1.27cm" svg:height="0.762cm" svg:x="6.08cm" svg:y="3.032cm">
          <text:p text:style-name="P3"><text:span text:style-name="T2">random</text:span></text:p>
        </draw:ellipse>
        <draw:ellipse draw:style-name="gr5" draw:text-style-name="P3" draw:layer="layout" svg:width="1.27cm" svg:height="0.762cm" svg:x="10.017cm" svg:y="3.032cm">
          <text:p text:style-name="P3"><text:span text:style-name="T2">score</text:span></text:p>
        </draw:ellipse>
        <draw:line draw:style-name="gr6" draw:text-style-name="P4" draw:layer="layout" svg:x1="11.16cm" svg:y1="3.159cm" svg:x2="19.034cm" svg:y2="3.159cm">
          <text:p/>
        </draw:line>
        <draw:line draw:style-name="gr6" draw:text-style-name="P4" draw:layer="layout" svg:x1="11.033cm" svg:y1="3.667cm" svg:x2="12.303cm" svg:y2="5.699cm">
          <text:p/>
        </draw:line>
        <draw:line draw:style-name="gr6" draw:text-style-name="P4" draw:layer="layout" svg:x1="11.329cm" svg:y1="3.413cm" svg:x2="12.303cm" svg:y2="4.048cm">
          <text:p/>
        </draw:line>
        <draw:line draw:style-name="gr6" draw:text-style-name="P4" draw:layer="layout" svg:x1="10.547cm" svg:y1="6.969cm" svg:x2="6.842cm" svg:y2="3.794cm">
          <text:p/>
        </draw:line>
        <draw:line draw:style-name="gr6" draw:text-style-name="P4" draw:layer="layout" svg:x1="7.223cm" svg:y1="3.159cm" svg:x2="7.731cm" svg:y2="2.778cm">
          <text:p/>
        </draw:line>
        <draw:line draw:style-name="gr6" draw:text-style-name="P4" draw:layer="layout" svg:x1="7.223cm" svg:y1="3.667cm" svg:x2="7.731cm" svg:y2="3.921cm">
          <text:p/>
        </draw:line>
        <draw:polyline draw:style-name="gr7" draw:text-style-name="P4" draw:layer="layout" svg:width="7.112cm" svg:height="2.667cm" svg:x="10.525cm" svg:y="4.302cm" svg:viewBox="0 0 7113 2668" draw:points="0,2667 7112,2667 7112,0 6350,0">
          <text:p/>
        </draw:polyline>
        <draw:line draw:style-name="gr6" draw:text-style-name="P4" draw:layer="layout" svg:x1="9.382cm" svg:y1="2.905cm" svg:x2="10.017cm" svg:y2="3.159cm">
          <text:p/>
        </draw:line>
        <draw:line draw:style-name="gr6" draw:text-style-name="P4" draw:layer="layout" svg:x1="9.382cm" svg:y1="3.921cm" svg:x2="10.017cm" svg:y2="3.54cm">
          <text:p/>
        </draw:line>
        <draw:polyline draw:style-name="gr7" draw:text-style-name="P4" draw:layer="layout" svg:width="0.889cm" svg:height="1.016cm" svg:x="13.954cm" svg:y="5.953cm" svg:viewBox="0 0 890 1017" draw:points="0,0 889,0 889,1016">
          <text:p/>
        </draw:polyline>
        <draw:line draw:style-name="gr6" draw:text-style-name="P4" draw:layer="layout" svg:x1="5.064cm" svg:y1="3.413cm" svg:x2="6.08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9.103cm" fo:margin-left="1cm" fo:margin-right="1.87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8-02-01T09:17:00</meta:creation-date>
    <dc:creator>David Anderson</dc:creator>
    <dc:date>2008-02-01T14:02:53</dc:date>
    <dc:language>en-US</dc:language>
    <meta:editing-cycles>3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